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color="#38761d" fo:font-style="italic" fo:font-weight="bold" style:font-style-asian="italic" style:font-weight-asian="bold"/>
    </style:style>
    <style:style style:name="P4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T1" style:family="text">
      <style:text-properties fo:color="#0000ff" fo:font-size="25pt" style:text-underline-style="solid" style:text-underline-width="auto" style:text-underline-color="font-color" fo:font-weight="bold" style:font-size-asian="25pt" style:font-weight-asian="bold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4" style:family="text">
      <style:text-properties fo:color="#38761d"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T5" style:family="text">
      <style:text-properties fo:color="#38761d" fo:font-size="13pt" fo:font-style="italic" fo:font-weight="bold" style:font-size-asian="13pt" style:font-style-asian="italic" style:font-weight-asian="bold" style:font-size-complex="13pt"/>
    </style:style>
    <style:style style:name="T6" style:family="text">
      <style:text-properties fo:color="#38761d" fo:font-style="italic" fo:font-weight="bold" style:font-style-asian="italic" style:font-weight-asian="bold"/>
    </style:style>
    <style:style style:name="T7" style:family="text">
      <style:text-properties fo:color="#38761d"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fo:color="#38761d" fo:font-size="14pt" fo:font-weight="bold" style:font-size-asian="14pt" style:font-weight-asian="bold" style:font-size-complex="14pt"/>
    </style:style>
    <style:style style:name="T9" style:family="text">
      <style:text-properties fo:color="#ff0000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10" style:family="text">
      <style:text-properties fo:color="#ff0000" fo:font-size="17pt" fo:font-style="italic" style:text-underline-style="solid" style:text-underline-width="auto" style:text-underline-color="font-color" fo:font-weight="bold" style:font-size-asian="17pt" style:font-style-asian="italic" style:font-weight-asian="bold" style:font-size-complex="17pt"/>
    </style:style>
    <style:style style:name="T11" style:family="text">
      <style:text-properties fo:color="#ff0000" fo:font-size="23pt" style:text-underline-style="solid" style:text-underline-width="auto" style:text-underline-color="font-color" fo:font-weight="bold" style:font-size-asian="23pt" style:font-weight-asian="bold" style:font-size-complex="23pt"/>
    </style:style>
    <style:style style:name="T12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13" style:family="text">
      <style:text-properties fo:color="#ff0000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14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CRIPT</text:span></text:p>
      <text:p text:style-name="P1"><text:span text:style-name="T2"><text:s/></text:span><text:span text:style-name="T3">TASK-10</text:span></text:p>
      <text:p text:style-name="P1"><text:span text:style-name="T4">K8s_Manifest</text:span></text:p>
      <text:p text:style-name="P1"><text:s/></text:p>
      <text:p text:style-name="P1"><text:span text:style-name="T9">Deployment.yaml</text:span></text:p>
      <text:p text:style-name="P1"><text:s/></text:p>
      <text:p text:style-name="P1"><text:span text:style-name="T5">apiVersion: apps/v1</text:span></text:p>
      <text:p text:style-name="P1"><text:span text:style-name="T5">kind: Deployment</text:span></text:p>
      <text:p text:style-name="P1"><text:span text:style-name="T5">metadata:</text:span></text:p>
      <text:p text:style-name="P1"><text:span text:style-name="T5"><text:s text:c="2"/>name: bms-app</text:span></text:p>
      <text:p text:style-name="P1"><text:span text:style-name="T5"><text:s text:c="2"/>namespace: rohan-ns</text:span></text:p>
      <text:p text:style-name="P1"><text:span text:style-name="T5"><text:s text:c="2"/>labels:</text:span></text:p>
      <text:p text:style-name="P1"><text:span text:style-name="T5"><text:tab/>app: bms</text:span></text:p>
      <text:p text:style-name="P1"><text:span text:style-name="T5">spec:</text:span></text:p>
      <text:p text:style-name="P1"><text:span text:style-name="T5"><text:s text:c="2"/>replicas: 1</text:span></text:p>
      <text:p text:style-name="P1"><text:span text:style-name="T5"><text:s text:c="2"/>selector:</text:span></text:p>
      <text:p text:style-name="P1"><text:span text:style-name="T5"><text:tab/>matchLabels:</text:span></text:p>
      <text:p text:style-name="P1"><text:span text:style-name="T5"><text:s text:c="2"/><text:tab/>app: bms</text:span></text:p>
      <text:p text:style-name="P1"><text:span text:style-name="T5"><text:s text:c="2"/>template:</text:span></text:p>
      <text:p text:style-name="P1"><text:span text:style-name="T5"><text:tab/>metadata:</text:span></text:p>
      <text:p text:style-name="P1"><text:soft-page-break/><text:span text:style-name="T5"><text:s text:c="2"/><text:tab/>labels:</text:span></text:p>
      <text:p text:style-name="P1"><text:span text:style-name="T5"><text:s text:c="4"/><text:tab/>app: bms</text:span></text:p>
      <text:p text:style-name="P1"><text:span text:style-name="T5"><text:tab/>spec:</text:span></text:p>
      <text:p text:style-name="P1"><text:span text:style-name="T5"><text:s text:c="2"/><text:tab/>containers:</text:span></text:p>
      <text:p text:style-name="P1"><text:span text:style-name="T5"><text:s text:c="2"/><text:tab/>- name: bms-container</text:span></text:p>
      <text:p text:style-name="P1"><text:span text:style-name="T5"><text:s text:c="4"/><text:tab/>image: rohanpaul18/bms:latest <text:s/># Replace with your Docker image</text:span></text:p>
      <text:p text:style-name="P1"><text:span text:style-name="T5"><text:s text:c="4"/><text:tab/>ports:</text:span></text:p>
      <text:p text:style-name="P1"><text:span text:style-name="T5"><text:s text:c="4"/><text:tab/>- containerPort: 3000 <text:s/># Replace with the port your app runs on</text:span></text:p>
      <text:p text:style-name="P1"><text:span text:style-name="T6"><text:s/></text:span></text:p>
      <text:p text:style-name="P1"><text:span text:style-name="T6"><text:s/></text:span></text:p>
      <text:p text:style-name="P3"/>
      <text:p text:style-name="P1"><text:span text:style-name="T6"><text:s/></text:span></text:p>
      <text:p text:style-name="P1"><text:span text:style-name="T10">Service.yaml file</text:span></text:p>
      <text:p text:style-name="P1"><text:span text:style-name="T6"><text:s/></text:span></text:p>
      <text:p text:style-name="P1"><text:span text:style-name="T7">apiVersion: v1</text:span></text:p>
      <text:p text:style-name="P1"><text:span text:style-name="T7">kind: Service</text:span></text:p>
      <text:p text:style-name="P1"><text:span text:style-name="T7">metadata:</text:span></text:p>
      <text:p text:style-name="P1"><text:span text:style-name="T7"><text:s text:c="2"/>name: bms-service</text:span></text:p>
      <text:p text:style-name="P1"><text:span text:style-name="T7"><text:s text:c="2"/>namespace: rohan-ns</text:span></text:p>
      <text:p text:style-name="P1"><text:span text:style-name="T7"><text:s text:c="2"/>labels:</text:span></text:p>
      <text:p text:style-name="P1"><text:span text:style-name="T7"><text:tab/>app: bms</text:span></text:p>
      <text:p text:style-name="P1"><text:soft-page-break/><text:span text:style-name="T7">spec:</text:span></text:p>
      <text:p text:style-name="P1"><text:span text:style-name="T7"><text:s text:c="2"/>type: NodePort</text:span></text:p>
      <text:p text:style-name="P1"><text:span text:style-name="T7"><text:s text:c="2"/>ports:</text:span></text:p>
      <text:p text:style-name="P1"><text:span text:style-name="T7"><text:tab/>- port: 80</text:span></text:p>
      <text:p text:style-name="P1"><text:span text:style-name="T7"><text:s text:c="2"/><text:tab/>targetPort: 3000 <text:s text:c="2"/># Port your app runs on inside the container</text:span></text:p>
      <text:p text:style-name="P1"><text:span text:style-name="T7"><text:s text:c="2"/><text:tab/>nodePort: 32080<text:tab/># Custom NodePort (must be between 30000–32767)</text:span></text:p>
      <text:p text:style-name="P1"><text:span text:style-name="T7"><text:s text:c="2"/>selector:</text:span></text:p>
      <text:p text:style-name="P1"><text:span text:style-name="T7"><text:tab/>app: bms</text:span></text:p>
      <text:p text:style-name="P1"><text:span text:style-name="T6"><text:s/></text:span></text:p>
      <text:p text:style-name="P1"><text:span text:style-name="T6"><text:s/></text:span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oft-page-break/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2"><text:span text:style-name="T11">Jenkins Script</text:span></text:p>
      <text:p text:style-name="P1"><text:span text:style-name="T14"><text:s/>TASK-4</text:span></text:p>
      <text:p text:style-name="P1"><text:span text:style-name="T7">pipeline {</text:span></text:p>
      <text:p text:style-name="P1"><text:span text:style-name="T7"><text:tab/>agent any</text:span></text:p>
      <text:p text:style-name="P1"><text:span text:style-name="T7"><text:tab/>tools {</text:span></text:p>
      <text:p text:style-name="P1"><text:span text:style-name="T7"><text:s text:c="4"/><text:tab/>jdk 'JAVA_HOME'</text:span></text:p>
      <text:p text:style-name="P1"><text:span text:style-name="T7"><text:tab/>}</text:span></text:p>
      <text:p text:style-name="P1"><text:span text:style-name="T7"><text:tab/>environment {</text:span></text:p>
      <text:p text:style-name="P1"><text:span text:style-name="T7"><text:s text:c="4"/><text:tab/>SCANNER_HOME = tool 'sonar-scanner'</text:span></text:p>
      <text:p text:style-name="P1"><text:span text:style-name="T7"><text:tab/>}</text:span></text:p>
      <text:p text:style-name="P1"><text:span text:style-name="T7"><text:tab/>stages {</text:span></text:p>
      <text:p text:style-name="P1"><text:span text:style-name="T7"><text:s text:c="4"/><text:tab/>stage('Clean Workspace') {</text:span></text:p>
      <text:p text:style-name="P1"><text:span text:style-name="T7"><text:s text:c="8"/><text:tab/>steps {</text:span></text:p>
      <text:p text:style-name="P1"><text:span text:style-name="T7"><text:s text:c="12"/><text:tab/>cleanWs()</text:span></text:p>
      <text:p text:style-name="P1"><text:span text:style-name="T7"><text:s text:c="8"/><text:tab/>}</text:span></text:p>
      <text:p text:style-name="P1"><text:soft-page-break/><text:span text:style-name="T7"><text:s text:c="4"/><text:tab/>}</text:span></text:p>
      <text:p text:style-name="P1"><text:span text:style-name="T7"><text:s text:c="4"/><text:tab/>stage('Checkout from Git') {</text:span></text:p>
      <text:p text:style-name="P1"><text:span text:style-name="T7"><text:s text:c="8"/><text:tab/>steps {</text:span></text:p>
      <text:p text:style-name="P1"><text:span text:style-name="T7"><text:s text:c="12"/><text:tab/>git branch: 'main', url: 'https://github.com/RohanPaul10/Book-My-Show_capstone_project.git'</text:span></text:p>
      <text:p text:style-name="P1"><text:span text:style-name="T7"><text:s text:c="12"/><text:tab/>sh '''ls -la''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SonarQube Analysis') {</text:span></text:p>
      <text:p text:style-name="P1"><text:span text:style-name="T7"><text:s text:c="8"/><text:tab/>steps {</text:span></text:p>
      <text:p text:style-name="P1"><text:span text:style-name="T7"><text:s text:c="12"/><text:tab/>withSonarQubeEnv('sonar') {</text:span></text:p>
      <text:p text:style-name="P1"><text:span text:style-name="T7"><text:s text:c="16"/><text:tab/>sh '''$SCANNER_HOME/bin/sonar-scanner \</text:span></text:p>
      <text:p text:style-name="P1"><text:span text:style-name="T7"><text:s text:c="20"/>-Dsonar.projectKey=rohanpaul_capstone_project \</text:span></text:p>
      <text:p text:style-name="P1"><text:span text:style-name="T7"><text:s text:c="16"/><text:tab/>-Dsonar.sources=. \</text:span></text:p>
      <text:p text:style-name="P1"><text:span text:style-name="T7"><text:s text:c="20"/>-Dsonar.java.binaries=target/classes'''</text:span></text:p>
      <text:p text:style-name="P1"><text:span text:style-name="T7"><text:s/>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Quality Gate') {</text:span></text:p>
      <text:p text:style-name="P1"><text:span text:style-name="T7"><text:s text:c="8"/><text:tab/>steps {</text:span></text:p>
      <text:p text:style-name="P1"><text:span text:style-name="T7"><text:s text:c="12"/><text:tab/>timeout(time: 2, unit: 'MINUTES') {</text:span></text:p>
      <text:p text:style-name="P1"><text:soft-page-break/><text:span text:style-name="T7"><text:s text:c="16"/><text:tab/>waitForQualityGate abortPipeline: true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Install Dependencies') {</text:span></text:p>
      <text:p text:style-name="P1"><text:span text:style-name="T7"><text:s text:c="8"/><text:tab/>steps {</text:span></text:p>
      <text:p text:style-name="P1"><text:span text:style-name="T7"><text:s text:c="12"/><text:tab/>sh '''</text:span></text:p>
      <text:p text:style-name="P1"><text:span text:style-name="T7"><text:s text:c="12"/><text:tab/>cd bookmyshow-app</text:span></text:p>
      <text:p text:style-name="P1"><text:span text:style-name="T7"><text:s text:c="12"/><text:tab/>ls -la <text:s/># Verify package.json exists</text:span></text:p>
      <text:p text:style-name="P1"><text:span text:style-name="T7"><text:s text:c="12"/><text:tab/>if [ -f package.json ]; then</text:span></text:p>
      <text:p text:style-name="P1"><text:span text:style-name="T7"><text:s text:c="16"/><text:tab/>rm -rf node_modules package-lock.json</text:span></text:p>
      <text:p text:style-name="P1"><text:span text:style-name="T7"><text:s text:c="16"/><text:tab/>npm i chokidar</text:span></text:p>
      <text:p text:style-name="P1"><text:span text:style-name="T7"><text:s text:c="16"/><text:tab/>npm install <text:s/># Install fresh dependencies</text:span></text:p>
      <text:p text:style-name="P1"><text:span text:style-name="T7"><text:s text:c="12"/><text:tab/>else</text:span></text:p>
      <text:p text:style-name="P1"><text:span text:style-name="T7"><text:s text:c="16"/><text:tab/>echo "Error: package.json not found in bookmyshow-app!"</text:span></text:p>
      <text:p text:style-name="P1"><text:span text:style-name="T7"><text:s text:c="16"/><text:tab/>exit 1</text:span></text:p>
      <text:p text:style-name="P1"><text:span text:style-name="T7"><text:s text:c="12"/><text:tab/>fi</text:span></text:p>
      <text:p text:style-name="P1"><text:span text:style-name="T7"><text:s text:c="12"/><text:tab/>''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Docker Build &amp; Push') {</text:span></text:p>
      <text:p text:style-name="P1"><text:soft-page-break/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20"/>withDockerRegistry(credentialsId: 'docker-cred') {</text:span></text:p>
      <text:p text:style-name="P1"><text:span text:style-name="T7"><text:s text:c="20"/><text:tab/>sh '''</text:span></text:p>
      <text:p text:style-name="P1"><text:span text:style-name="T7"><text:s text:c="20"/><text:tab/>echo "Building Docker image..."</text:span></text:p>
      <text:p text:style-name="P1"><text:span text:style-name="T7"><text:s text:c="20"/><text:tab/>docker build --no-cache -t rohanpaul18/bms:latest -f bookmyshow-app/Dockerfile bookmyshow-app</text:span></text:p>
      <text:p text:style-name="P1"><text:span text:style-name="T7"><text:s/></text:span></text:p>
      <text:p text:style-name="P1"><text:span text:style-name="T7"><text:s text:c="20"/><text:tab/>echo "Pushing Docker image to registry..."</text:span></text:p>
      <text:p text:style-name="P1"><text:span text:style-name="T7"><text:s text:c="20"/><text:tab/>docker push rohanpaul18/bms:latest</text:span></text:p>
      <text:p text:style-name="P1"><text:span text:style-name="T7"><text:s text:c="20"/><text:tab/>'''</text:span></text:p>
      <text:p text:style-name="P1"><text:span text:style-name="T7"><text:s text:c="16"/><text:tab/>}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Deploy to Container') {</text:span></text:p>
      <text:p text:style-name="P1"><text:span text:style-name="T7"><text:s text:c="8"/><text:tab/>steps {</text:span></text:p>
      <text:p text:style-name="P1"><text:span text:style-name="T7"><text:s text:c="12"/><text:tab/>sh '''</text:span></text:p>
      <text:p text:style-name="P1"><text:span text:style-name="T7"><text:s text:c="12"/><text:tab/>echo "Stopping and removing old container..."</text:span></text:p>
      <text:p text:style-name="P1"><text:span text:style-name="T7"><text:s text:c="12"/><text:tab/>docker stop bms || true</text:span></text:p>
      <text:p text:style-name="P1"><text:span text:style-name="T7"><text:s text:c="12"/><text:tab/>docker rm bms || true</text:span></text:p>
      <text:p text:style-name="P1"><text:span text:style-name="T7"><text:s/></text:span></text:p>
      <text:p text:style-name="P1"><text:soft-page-break/><text:span text:style-name="T7"><text:s text:c="12"/><text:tab/>echo "Running new container on port 3000..."</text:span></text:p>
      <text:p text:style-name="P1"><text:span text:style-name="T7"><text:s text:c="12"/><text:tab/>docker run -d --restart=always --name bms -p 3000:3000 rohanpaul18/bms:latest</text:span></text:p>
      <text:p text:style-name="P1"><text:span text:style-name="T7"><text:s/></text:span></text:p>
      <text:p text:style-name="P1"><text:span text:style-name="T7"><text:s text:c="12"/><text:tab/>echo "Checking running containers..."</text:span></text:p>
      <text:p text:style-name="P1"><text:span text:style-name="T7"><text:s text:c="12"/><text:tab/>docker ps -a</text:span></text:p>
      <text:p text:style-name="P1"><text:span text:style-name="T7"><text:s/></text:span></text:p>
      <text:p text:style-name="P1"><text:span text:style-name="T7"><text:s text:c="12"/><text:tab/>echo "Fetching logs..."</text:span></text:p>
      <text:p text:style-name="P1"><text:span text:style-name="T7"><text:s text:c="12"/><text:tab/>sleep 5</text:span></text:p>
      <text:p text:style-name="P1"><text:span text:style-name="T7"><text:s text:c="12"/><text:tab/>docker logs bms</text:span></text:p>
      <text:p text:style-name="P1"><text:span text:style-name="T7"><text:s text:c="12"/><text:tab/>''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<text:s/><text:tab/>post {</text:span></text:p>
      <text:p text:style-name="P1"><text:span text:style-name="T7"><text:s text:c="4"/><text:tab/>success {</text:span></text:p>
      <text:p text:style-name="P1"><text:span text:style-name="T7"><text:s text:c="8"/><text:tab/>emailext (</text:span></text:p>
      <text:p text:style-name="P1"><text:span text:style-name="T7"><text:s text:c="12"/><text:tab/>subject: "SUCCESS: SonarQube Quality Gate Passed",</text:span></text:p>
      <text:p text:style-name="P1"><text:span text:style-name="T7"><text:s text:c="12"/><text:tab/>body: """</text:span></text:p>
      <text:p text:style-name="P1"><text:span text:style-name="T7"><text:s text:c="12"/><text:tab/>Hi Team,</text:span></text:p>
      <text:p text:style-name="P1"><text:span text:style-name="T7"><text:s text:c="12"/><text:tab/></text:span></text:p>
      <text:p text:style-name="P1"><text:span text:style-name="T7"><text:s text:c="12"/><text:tab/>The SonarQube quality gate passed successfully.</text:span></text:p>
      <text:p text:style-name="P1"><text:soft-page-break/><text:span text:style-name="T7"><text:s/></text:span></text:p>
      <text:p text:style-name="P1"><text:span text:style-name="T7"><text:s text:c="12"/><text:tab/>You can view the report here:</text:span></text:p>
      <text:p text:style-name="P1"><text:span text:style-name="T7"><text:s text:c="16"/>http://3.110.208.95:9000/dashboard?id=rohanpaul_capstone_project</text:span></text:p>
      <text:p text:style-name="P1"><text:span text:style-name="T7"><text:s text:c="12"/><text:tab/>username: admin, passwd: Rohanpaul@2000</text:span></text:p>
      <text:p text:style-name="P1"><text:span text:style-name="T7"><text:s/></text:span></text:p>
      <text:p text:style-name="P1"><text:span text:style-name="T7"><text:s text:c="12"/><text:tab/>If you want to download a PDF report, please use the SonarQube interface or a PDF plugin.</text:span></text:p>
      <text:p text:style-name="P1"><text:span text:style-name="T7"><text:s/></text:span></text:p>
      <text:p text:style-name="P1"><text:span text:style-name="T7"><text:s text:c="12"/><text:tab/>Regards,</text:span></text:p>
      <text:p text:style-name="P1"><text:span text:style-name="T7"><text:s text:c="12"/><text:tab/>Jenkins</text:span></text:p>
      <text:p text:style-name="P1"><text:span text:style-name="T7"><text:s text:c="12"/><text:tab/>""",</text:span></text:p>
      <text:p text:style-name="P1"><text:span text:style-name="T7"><text:s text:c="12"/><text:tab/>to: 'rohanpaul2026@gmail.com'</text:span></text:p>
      <text:p text:style-name="P1"><text:span text:style-name="T7"><text:s text:c="8"/><text:tab/>)</text:span></text:p>
      <text:p text:style-name="P1"><text:span text:style-name="T7"><text:s text:c="4"/><text:tab/>}</text:span></text:p>
      <text:p text:style-name="P1"><text:span text:style-name="T7"><text:s text:c="4"/><text:tab/>failure {</text:span></text:p>
      <text:p text:style-name="P1"><text:span text:style-name="T7"><text:s text:c="8"/><text:tab/>emailext (</text:span></text:p>
      <text:p text:style-name="P1"><text:span text:style-name="T7"><text:s text:c="12"/><text:tab/>subject: "FAILED: SonarQube Quality Gate",</text:span></text:p>
      <text:p text:style-name="P1"><text:span text:style-name="T7"><text:s text:c="12"/><text:tab/>body: """</text:span></text:p>
      <text:p text:style-name="P1"><text:span text:style-name="T7"><text:s text:c="12"/><text:tab/>Hi Team,</text:span></text:p>
      <text:p text:style-name="P1"><text:span text:style-name="T7"><text:s text:c="12"/><text:tab/></text:span></text:p>
      <text:p text:style-name="P1"><text:span text:style-name="T7"><text:s text:c="12"/><text:tab/>The SonarQube quality gate has failed.</text:span></text:p>
      <text:p text:style-name="P1"><text:span text:style-name="T7"><text:s text:c="12"/><text:tab/></text:span></text:p>
      <text:p text:style-name="P1"><text:soft-page-break/><text:span text:style-name="T7"><text:s text:c="12"/><text:tab/>Please check the details:</text:span></text:p>
      <text:p text:style-name="P1"><text:span text:style-name="T7"><text:s text:c="16"/>http://3.110.208.95:9000/dashboard?id=rohanpaul_capstone_project</text:span></text:p>
      <text:p text:style-name="P1"><text:span text:style-name="T7"><text:s text:c="12"/><text:tab/>username: admin, passwd: Rohanpaul@2000</text:span></text:p>
      <text:p text:style-name="P1"><text:span text:style-name="T7"><text:s text:c="12"/><text:tab/></text:span></text:p>
      <text:p text:style-name="P1"><text:span text:style-name="T7"><text:s text:c="12"/><text:tab/>Regards,</text:span></text:p>
      <text:p text:style-name="P1"><text:span text:style-name="T7"><text:s text:c="12"/><text:tab/>Jenkins</text:span></text:p>
      <text:p text:style-name="P1"><text:span text:style-name="T7"><text:s text:c="12"/><text:tab/>""",</text:span></text:p>
      <text:p text:style-name="P1"><text:span text:style-name="T7"><text:s text:c="12"/><text:tab/>to: 'rohanpaul2026@gmail.com'</text:span></text:p>
      <text:p text:style-name="P1"><text:span text:style-name="T7"><text:s text:c="8"/><text:tab/>)</text:span></text:p>
      <text:p text:style-name="P1"><text:span text:style-name="T7"><text:s text:c="8"/><text:tab/>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}</text:span></text:p>
      <text:p text:style-name="P2"><text:span text:style-name="T12">Jenkins 1</text:span></text:p>
      <text:p text:style-name="P1"><text:span text:style-name="T7">(without K8S Stage)</text:span></text:p>
      <text:p text:style-name="P1"><text:span text:style-name="T7">pipeline {</text:span></text:p>
      <text:p text:style-name="P1"><text:span text:style-name="T7"><text:tab/>agent any</text:span></text:p>
      <text:p text:style-name="P1"><text:span text:style-name="T7"><text:tab/>tools {</text:span></text:p>
      <text:p text:style-name="P1"><text:span text:style-name="T7"><text:s text:c="4"/><text:tab/>jdk 'jdk17'</text:span></text:p>
      <text:p text:style-name="P1"><text:span text:style-name="T7"><text:s text:c="4"/><text:tab/>nodejs 'node23'</text:span></text:p>
      <text:p text:style-name="P1"><text:span text:style-name="T7"><text:tab/>}</text:span></text:p>
      <text:p text:style-name="P1"><text:soft-page-break/><text:span text:style-name="T7"><text:tab/>environment {</text:span></text:p>
      <text:p text:style-name="P1"><text:span text:style-name="T7"><text:s text:c="4"/><text:tab/>SCANNER_HOME = tool 'sonar-scanner'</text:span></text:p>
      <text:p text:style-name="P1"><text:span text:style-name="T7"><text:tab/>}</text:span></text:p>
      <text:p text:style-name="P1"><text:span text:style-name="T7"><text:tab/>stages {</text:span></text:p>
      <text:p text:style-name="P1"><text:span text:style-name="T7"><text:s text:c="4"/><text:tab/>stage('Clean Workspace') {</text:span></text:p>
      <text:p text:style-name="P1"><text:span text:style-name="T7"><text:s text:c="8"/><text:tab/>steps {</text:span></text:p>
      <text:p text:style-name="P1"><text:span text:style-name="T7"><text:s text:c="12"/><text:tab/>cleanWs()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Checkout from Git') {</text:span></text:p>
      <text:p text:style-name="P1"><text:span text:style-name="T7"><text:s text:c="8"/><text:tab/>steps {</text:span></text:p>
      <text:p text:style-name="P1"><text:span text:style-name="T7"><text:s text:c="12"/><text:tab/>git branch: 'main', url: 'https://github.com/RohanPaul10/Book-My-Show.git'</text:span></text:p>
      <text:p text:style-name="P1"><text:span text:style-name="T7"><text:s text:c="12"/><text:tab/>sh 'ls -la' <text:s/>// Verify files after checkout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SonarQube Analysis') {</text:span></text:p>
      <text:p text:style-name="P1"><text:span text:style-name="T7"><text:s text:c="8"/><text:tab/>steps {</text:span></text:p>
      <text:p text:style-name="P1"><text:span text:style-name="T7"><text:s text:c="16"/>withSonarQubeEnv('sonar-server') {</text:span></text:p>
      <text:p text:style-name="P1"><text:span text:style-name="T7"><text:s text:c="16"/><text:tab/>sh '''</text:span></text:p>
      <text:p text:style-name="P1"><text:span text:style-name="T7"><text:s text:c="20"/>$SCANNER_HOME/bin/sonar-scanner -Dsonar.projectName=BMS \</text:span></text:p>
      <text:p text:style-name="P1"><text:span text:style-name="T7"><text:s text:c="16"/><text:tab/>-Dsonar.projectKey=BMS</text:span></text:p>
      <text:p text:style-name="P1"><text:soft-page-break/><text:span text:style-name="T7"><text:s text:c="16"/><text:tab/>'''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Quality Gate') {</text:span></text:p>
      <text:p text:style-name="P1"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16"/><text:tab/>waitForQualityGate abortPipeline: false, credentialsId: 'Sonar-token'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Install Dependencies') {</text:span></text:p>
      <text:p text:style-name="P1"><text:span text:style-name="T7"><text:s text:c="8"/><text:tab/>steps {</text:span></text:p>
      <text:p text:style-name="P1"><text:span text:style-name="T7"><text:s text:c="12"/><text:tab/>sh '''</text:span></text:p>
      <text:p text:style-name="P1"><text:span text:style-name="T7"><text:s text:c="12"/><text:tab/>cd bookmyshow-app</text:span></text:p>
      <text:p text:style-name="P1"><text:span text:style-name="T7"><text:s text:c="12"/><text:tab/>ls -la <text:s/># Verify package.json exists</text:span></text:p>
      <text:p text:style-name="P1"><text:span text:style-name="T7"><text:s text:c="12"/><text:tab/>if [ -f package.json ]; then</text:span></text:p>
      <text:p text:style-name="P1"><text:span text:style-name="T7"><text:s text:c="16"/><text:tab/>rm -rf node_modules package-lock.json <text:s/># Remove old dependencies</text:span></text:p>
      <text:p text:style-name="P1"><text:span text:style-name="T7"><text:s text:c="16"/><text:tab/>npm install <text:s/># Install fresh dependencies</text:span></text:p>
      <text:p text:style-name="P1"><text:span text:style-name="T7"><text:s text:c="12"/><text:tab/>else</text:span></text:p>
      <text:p text:style-name="P1"><text:span text:style-name="T7"><text:s text:c="16"/><text:tab/>echo "Error: package.json not found in bookmyshow-app!"</text:span></text:p>
      <text:p text:style-name="P1"><text:soft-page-break/><text:span text:style-name="T7"><text:s text:c="16"/><text:tab/>exit 1</text:span></text:p>
      <text:p text:style-name="P1"><text:span text:style-name="T7"><text:s text:c="12"/><text:tab/>fi</text:span></text:p>
      <text:p text:style-name="P1"><text:span text:style-name="T7"><text:s text:c="12"/><text:tab/>''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OWASP FS Scan') {</text:span></text:p>
      <text:p text:style-name="P1"><text:span text:style-name="T7"><text:s text:c="8"/><text:tab/>steps {</text:span></text:p>
      <text:p text:style-name="P1"><text:span text:style-name="T7"><text:s text:c="12"/><text:tab/>dependencyCheck additionalArguments: '--scan ./ --disableYarnAudit --disableNodeAudit', odcInstallation: 'DP-Check'</text:span></text:p>
      <text:p text:style-name="P1"><text:span text:style-name="T7"><text:s text:c="12"/><text:tab/>dependencyCheckPublisher pattern: '**/dependency-check-report.xml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Trivy FS Scan') {</text:span></text:p>
      <text:p text:style-name="P1"><text:span text:style-name="T7"><text:s text:c="8"/><text:tab/>steps {</text:span></text:p>
      <text:p text:style-name="P1"><text:span text:style-name="T7"><text:s text:c="12"/><text:tab/>sh 'trivy fs . &gt; trivyfs.txt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Docker Build &amp; Push') {</text:span></text:p>
      <text:p text:style-name="P1"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20"/>withDockerRegistry(credentialsId: 'docker', toolName: 'docker') {</text:span></text:p>
      <text:p text:style-name="P1"><text:span text:style-name="T7"><text:s text:c="20"/><text:tab/>sh '''</text:span></text:p>
      <text:p text:style-name="P1"><text:soft-page-break/><text:span text:style-name="T7"><text:s text:c="20"/><text:tab/>echo "Building Docker image..."</text:span></text:p>
      <text:p text:style-name="P1"><text:span text:style-name="T7"><text:s text:c="20"/><text:tab/>docker build --no-cache -t kastrov/bms:latest -f bookmyshow-app/Dockerfile bookmyshow-app</text:span></text:p>
      <text:p text:style-name="P1"><text:span text:style-name="T7"><text:s/></text:span></text:p>
      <text:p text:style-name="P1"><text:span text:style-name="T7"><text:s text:c="20"/><text:tab/>echo "Pushing Docker image to registry..."</text:span></text:p>
      <text:p text:style-name="P1"><text:span text:style-name="T7"><text:s text:c="20"/><text:tab/>docker push kastrov/bms:latest</text:span></text:p>
      <text:p text:style-name="P1"><text:span text:style-name="T7"><text:s text:c="20"/><text:tab/>'''</text:span></text:p>
      <text:p text:style-name="P1"><text:span text:style-name="T7"><text:s text:c="16"/><text:tab/>}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 text:c="4"/><text:tab/>stage('Deploy to Container') {</text:span></text:p>
      <text:p text:style-name="P1"><text:span text:style-name="T7"><text:s text:c="8"/><text:tab/>steps {</text:span></text:p>
      <text:p text:style-name="P1"><text:span text:style-name="T7"><text:s text:c="12"/><text:tab/>sh '''</text:span></text:p>
      <text:p text:style-name="P1"><text:span text:style-name="T7"><text:s text:c="12"/><text:tab/>echo "Stopping and removing old container..."</text:span></text:p>
      <text:p text:style-name="P1"><text:span text:style-name="T7"><text:s text:c="12"/><text:tab/>docker stop bms || true</text:span></text:p>
      <text:p text:style-name="P1"><text:span text:style-name="T7"><text:s text:c="12"/><text:tab/>docker rm bms || true</text:span></text:p>
      <text:p text:style-name="P1"><text:span text:style-name="T7"><text:s/></text:span></text:p>
      <text:p text:style-name="P1"><text:span text:style-name="T7"><text:s text:c="12"/><text:tab/>echo "Running new container on port 3000..."</text:span></text:p>
      <text:p text:style-name="P1"><text:span text:style-name="T7"><text:s text:c="12"/><text:tab/>docker run -d --restart=always --name bms -p 3000:3000 kastrov/bms:latest</text:span></text:p>
      <text:p text:style-name="P1"><text:span text:style-name="T7"><text:s/></text:span></text:p>
      <text:p text:style-name="P1"><text:span text:style-name="T7"><text:s text:c="12"/><text:tab/>echo "Checking running containers..."</text:span></text:p>
      <text:p text:style-name="P1"><text:soft-page-break/><text:span text:style-name="T7"><text:s text:c="12"/><text:tab/>docker ps -a</text:span></text:p>
      <text:p text:style-name="P1"><text:span text:style-name="T7"><text:s/></text:span></text:p>
      <text:p text:style-name="P1"><text:span text:style-name="T7"><text:s text:c="12"/><text:tab/>echo "Fetching logs..."</text:span></text:p>
      <text:p text:style-name="P1"><text:span text:style-name="T7"><text:s text:c="12"/><text:tab/>sleep 5 <text:s/># Give time for the app to start</text:span></text:p>
      <text:p text:style-name="P1"><text:span text:style-name="T7"><text:s text:c="12"/><text:tab/>docker logs bms</text:span></text:p>
      <text:p text:style-name="P1"><text:span text:style-name="T7"><text:s text:c="12"/><text:tab/>''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<text:tab/>post {</text:span></text:p>
      <text:p text:style-name="P1"><text:span text:style-name="T7"><text:s text:c="4"/><text:tab/>always {</text:span></text:p>
      <text:p text:style-name="P1"><text:span text:style-name="T7"><text:s text:c="8"/><text:tab/>emailext attachLog: true,</text:span></text:p>
      <text:p text:style-name="P1"><text:span text:style-name="T7"><text:s text:c="12"/><text:tab/>subject: "'${currentBuild.result}'",</text:span></text:p>
      <text:p text:style-name="P1"><text:span text:style-name="T7"><text:s text:c="12"/><text:tab/>body: "Project: ${env.JOB_NAME}&lt;br/&gt;" +</text:span></text:p>
      <text:p text:style-name="P1"><text:span text:style-name="T7"><text:s text:c="18"/><text:tab/>"Build Number: ${env.BUILD_NUMBER}&lt;br/&gt;" +</text:span></text:p>
      <text:p text:style-name="P1"><text:span text:style-name="T7"><text:s text:c="18"/><text:tab/>"URL: ${env.BUILD_URL}&lt;br/&gt;",</text:span></text:p>
      <text:p text:style-name="P1"><text:span text:style-name="T7"><text:s text:c="12"/><text:tab/>to: 'rohanpaul2026@gmail.com',</text:span></text:p>
      <text:p text:style-name="P1"><text:span text:style-name="T7"><text:s text:c="12"/><text:tab/>attachmentsPattern: 'trivyfs.txt,trivyimage.txt'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}</text:span></text:p>
      <text:p text:style-name="P1"><text:soft-page-break/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7"><text:s/></text:span></text:p>
      <text:p text:style-name="P1"><text:span text:style-name="T15"><text:s/></text:span></text:p>
      <text:p text:style-name="P1"><text:span text:style-name="T15"><text:s/></text:span></text:p>
      <text:p text:style-name="P1"><text:span text:style-name="T15"><text:s/></text:span></text:p>
      <text:p text:style-name="P2"><text:span text:style-name="T12">Jenkins file 2</text:span></text:p>
      <text:p text:style-name="P1"><text:span text:style-name="T7"><text:s/></text:span></text:p>
      <text:p text:style-name="P1"><text:span text:style-name="T7">(with K8S Stage)</text:span></text:p>
      <text:p text:style-name="P1"><text:span text:style-name="T7"><text:s/></text:span></text:p>
      <text:p text:style-name="P1"><text:soft-page-break/><text:span text:style-name="T7">pipeline {</text:span></text:p>
      <text:p text:style-name="P1"><text:span text:style-name="T7"><text:tab/>agent any</text:span></text:p>
      <text:p text:style-name="P1"><text:span text:style-name="T7"><text:s/></text:span></text:p>
      <text:p text:style-name="P1"><text:span text:style-name="T7"><text:tab/>tools {</text:span></text:p>
      <text:p text:style-name="P1"><text:span text:style-name="T7"><text:s text:c="4"/><text:tab/>jdk 'jdk17'</text:span></text:p>
      <text:p text:style-name="P1"><text:span text:style-name="T7"><text:s text:c="4"/><text:tab/>nodejs 'node23'</text:span></text:p>
      <text:p text:style-name="P1"><text:span text:style-name="T7"><text:tab/>}</text:span></text:p>
      <text:p text:style-name="P1"><text:span text:style-name="T7"><text:s/></text:span></text:p>
      <text:p text:style-name="P1"><text:span text:style-name="T7"><text:tab/>environment {</text:span></text:p>
      <text:p text:style-name="P1"><text:span text:style-name="T7"><text:s text:c="4"/><text:tab/>SCANNER_HOME = tool 'sonar-scanner'</text:span></text:p>
      <text:p text:style-name="P1"><text:span text:style-name="T7"><text:s text:c="4"/><text:tab/>DOCKER_IMAGE = 'rohanpaul18/bms:latest'</text:span></text:p>
      <text:p text:style-name="P1"><text:span text:style-name="T7"><text:s text:c="4"/><text:tab/>EKS_CLUSTER_NAME = 'rohanpaul-eks'</text:span></text:p>
      <text:p text:style-name="P1"><text:span text:style-name="T7"><text:s text:c="4"/><text:tab/>AWS_REGION = 'us-east-1'</text:span></text:p>
      <text:p text:style-name="P1"><text:span text:style-name="T7"><text:tab/>}</text:span></text:p>
      <text:p text:style-name="P1"><text:span text:style-name="T7"><text:s/></text:span></text:p>
      <text:p text:style-name="P1"><text:span text:style-name="T7"><text:tab/>stages {</text:span></text:p>
      <text:p text:style-name="P1"><text:span text:style-name="T7"><text:s text:c="4"/><text:tab/>stage('Clean Workspace') {</text:span></text:p>
      <text:p text:style-name="P1"><text:span text:style-name="T7"><text:s text:c="8"/><text:tab/>steps {</text:span></text:p>
      <text:p text:style-name="P1"><text:span text:style-name="T7"><text:s text:c="12"/><text:tab/>cleanWs()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oft-page-break/><text:span text:style-name="T7"><text:s/></text:span></text:p>
      <text:p text:style-name="P1"><text:span text:style-name="T7"><text:s text:c="4"/><text:tab/>stage('Checkout from Git') {</text:span></text:p>
      <text:p text:style-name="P1"><text:span text:style-name="T7"><text:s text:c="8"/><text:tab/>steps {</text:span></text:p>
      <text:p text:style-name="P1"><text:span text:style-name="T7"><text:s text:c="12"/><text:tab/>git branch: 'main', url: 'https://github.com/RohanPaul10/Book-My-Show.git'</text:span></text:p>
      <text:p text:style-name="P1"><text:span text:style-name="T7"><text:s text:c="12"/><text:tab/>sh 'ls -la' <text:s/>// Verify files after checkout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SonarQube Analysis') {</text:span></text:p>
      <text:p text:style-name="P1"><text:span text:style-name="T7"><text:s text:c="8"/><text:tab/>steps {</text:span></text:p>
      <text:p text:style-name="P1"><text:span text:style-name="T7"><text:s text:c="16"/>withSonarQubeEnv('sonar-server') {</text:span></text:p>
      <text:p text:style-name="P1"><text:span text:style-name="T7"><text:s text:c="16"/><text:tab/>sh '''</text:span></text:p>
      <text:p text:style-name="P1"><text:span text:style-name="T7"><text:s text:c="20"/>$SCANNER_HOME/bin/sonar-scanner \</text:span></text:p>
      <text:p text:style-name="P1"><text:span text:style-name="T7"><text:s text:c="20"/><text:tab/>-Dsonar.projectName=BMS \</text:span></text:p>
      <text:p text:style-name="P1"><text:span text:style-name="T7"><text:s text:c="20"/><text:tab/>-Dsonar.projectKey=BMS</text:span></text:p>
      <text:p text:style-name="P1"><text:span text:style-name="T7"><text:s text:c="16"/><text:tab/>'''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Quality Gate') {</text:span></text:p>
      <text:p text:style-name="P1"><text:soft-page-break/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16"/><text:tab/>waitForQualityGate abortPipeline: false, credentialsId: 'Sonar-token'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Install Dependencies') {</text:span></text:p>
      <text:p text:style-name="P1"><text:span text:style-name="T7"><text:s text:c="8"/><text:tab/>steps {</text:span></text:p>
      <text:p text:style-name="P1"><text:span text:style-name="T7"><text:s text:c="12"/><text:tab/>sh '''</text:span></text:p>
      <text:p text:style-name="P1"><text:span text:style-name="T7"><text:s text:c="12"/><text:tab/>cd bookmyshow-app</text:span></text:p>
      <text:p text:style-name="P1"><text:span text:style-name="T7"><text:s text:c="12"/><text:tab/>ls -la <text:s/># Verify package.json exists</text:span></text:p>
      <text:p text:style-name="P1"><text:span text:style-name="T7"><text:s text:c="12"/><text:tab/>if [ -f package.json ]; then</text:span></text:p>
      <text:p text:style-name="P1"><text:span text:style-name="T7"><text:s text:c="16"/><text:tab/>rm -rf node_modules package-lock.json <text:s/># Remove old dependencies</text:span></text:p>
      <text:p text:style-name="P1"><text:span text:style-name="T7"><text:s text:c="16"/><text:tab/>npm install <text:s/># Install fresh dependencies</text:span></text:p>
      <text:p text:style-name="P1"><text:span text:style-name="T7"><text:s text:c="12"/><text:tab/>else</text:span></text:p>
      <text:p text:style-name="P1"><text:span text:style-name="T7"><text:s text:c="16"/><text:tab/>echo "Error: package.json not found in bookmyshow-app!"</text:span></text:p>
      <text:p text:style-name="P1"><text:span text:style-name="T7"><text:s text:c="16"/><text:tab/>exit 1</text:span></text:p>
      <text:p text:style-name="P1"><text:span text:style-name="T7"><text:s text:c="12"/><text:tab/>fi</text:span></text:p>
      <text:p text:style-name="P1"><text:span text:style-name="T7"><text:s text:c="12"/><text:tab/>'''</text:span></text:p>
      <text:p text:style-name="P1"><text:span text:style-name="T7"><text:s text:c="8"/><text:tab/>}</text:span></text:p>
      <text:p text:style-name="P1"><text:soft-page-break/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OWASP FS Scan') {</text:span></text:p>
      <text:p text:style-name="P1"><text:span text:style-name="T7"><text:s text:c="8"/><text:tab/>steps {</text:span></text:p>
      <text:p text:style-name="P1"><text:span text:style-name="T7"><text:s text:c="12"/><text:tab/>dependencyCheck additionalArguments: '--scan ./ --disableYarnAudit --disableNodeAudit', odcInstallation: 'DP-Check'</text:span></text:p>
      <text:p text:style-name="P1"><text:span text:style-name="T7"><text:s text:c="12"/><text:tab/>dependencyCheckPublisher pattern: '**/dependency-check-report.xml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Trivy FS Scan') {</text:span></text:p>
      <text:p text:style-name="P1"><text:span text:style-name="T7"><text:s text:c="8"/><text:tab/>steps {</text:span></text:p>
      <text:p text:style-name="P1"><text:span text:style-name="T7"><text:s text:c="12"/><text:tab/>sh 'trivy fs . &gt; trivyfs.txt'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Docker Build &amp; Push') {</text:span></text:p>
      <text:p text:style-name="P1"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20"/>withDockerRegistry(credentialsId: 'docker', toolName: 'docker') {</text:span></text:p>
      <text:p text:style-name="P1"><text:span text:style-name="T7"><text:s text:c="20"/><text:tab/>sh '''</text:span></text:p>
      <text:p text:style-name="P1"><text:span text:style-name="T7"><text:s text:c="20"/><text:tab/>echo "Building Docker image..."</text:span></text:p>
      <text:p text:style-name="P1"><text:soft-page-break/><text:span text:style-name="T7"><text:s text:c="20"/><text:tab/>docker build --no-cache -t $DOCKER_IMAGE -f bookmyshow-app/Dockerfile bookmyshow-app</text:span></text:p>
      <text:p text:style-name="P1"><text:span text:style-name="T7"><text:s/></text:span></text:p>
      <text:p text:style-name="P1"><text:span text:style-name="T7"><text:s text:c="20"/><text:tab/>echo "Pushing Docker image to Docker Hub..."</text:span></text:p>
      <text:p text:style-name="P1"><text:span text:style-name="T7"><text:s text:c="20"/><text:tab/>docker push $DOCKER_IMAGE</text:span></text:p>
      <text:p text:style-name="P1"><text:span text:style-name="T7"><text:s text:c="20"/><text:tab/>'''</text:span></text:p>
      <text:p text:style-name="P1"><text:span text:style-name="T7"><text:s text:c="16"/><text:tab/>}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s/></text:span></text:p>
      <text:p text:style-name="P1"><text:span text:style-name="T7"><text:s text:c="4"/><text:tab/>stage('Deploy to EKS Cluster') {</text:span></text:p>
      <text:p text:style-name="P1"><text:span text:style-name="T7"><text:s text:c="8"/><text:tab/>steps {</text:span></text:p>
      <text:p text:style-name="P1"><text:span text:style-name="T7"><text:s text:c="12"/><text:tab/>script {</text:span></text:p>
      <text:p text:style-name="P1"><text:span text:style-name="T7"><text:s text:c="16"/><text:tab/>sh '''</text:span></text:p>
      <text:p text:style-name="P1"><text:span text:style-name="T7"><text:s text:c="16"/><text:tab/>echo "Verifying AWS credentials..."</text:span></text:p>
      <text:p text:style-name="P1"><text:span text:style-name="T7"><text:s text:c="16"/><text:tab/>aws sts get-caller-identity</text:span></text:p>
      <text:p text:style-name="P1"><text:span text:style-name="T7"><text:s/></text:span></text:p>
      <text:p text:style-name="P1"><text:span text:style-name="T7"><text:s text:c="16"/><text:tab/>echo "Configuring kubectl for EKS cluster..."</text:span></text:p>
      <text:p text:style-name="P1"><text:span text:style-name="T7"><text:s text:c="16"/><text:tab/>aws eks update-kubeconfig --name $EKS_CLUSTER_NAME --region $AWS_REGION</text:span></text:p>
      <text:p text:style-name="P1"><text:span text:style-name="T7"><text:s/></text:span></text:p>
      <text:p text:style-name="P1"><text:span text:style-name="T7"><text:s text:c="16"/><text:tab/>echo "Verifying kubeconfig..."</text:span></text:p>
      <text:p text:style-name="P1"><text:soft-page-break/><text:span text:style-name="T7"><text:s text:c="16"/><text:tab/>kubectl config view</text:span></text:p>
      <text:p text:style-name="P1"><text:span text:style-name="T7"><text:s/></text:span></text:p>
      <text:p text:style-name="P1"><text:span text:style-name="T7"><text:s text:c="16"/><text:tab/>echo "Deploying application to EKS..."</text:span></text:p>
      <text:p text:style-name="P1"><text:span text:style-name="T7"><text:s text:c="16"/><text:tab/>kubectl apply -f deployment.yml</text:span></text:p>
      <text:p text:style-name="P1"><text:span text:style-name="T7"><text:s text:c="16"/><text:tab/>kubectl apply -f service.yml</text:span></text:p>
      <text:p text:style-name="P1"><text:span text:style-name="T7"><text:s/></text:span></text:p>
      <text:p text:style-name="P1"><text:span text:style-name="T7"><text:s text:c="16"/><text:tab/>echo "Verifying deployment..."</text:span></text:p>
      <text:p text:style-name="P1"><text:span text:style-name="T7"><text:s text:c="16"/><text:tab/>kubectl get pods</text:span></text:p>
      <text:p text:style-name="P1"><text:span text:style-name="T7"><text:s text:c="16"/><text:tab/>kubectl get svc</text:span></text:p>
      <text:p text:style-name="P1"><text:span text:style-name="T7"><text:s text:c="16"/><text:tab/>'''</text:span></text:p>
      <text:p text:style-name="P1"><text:span text:style-name="T7"><text:s text:c="12"/><text:tab/>}</text:span></text:p>
      <text:p text:style-name="P1"><text:span text:style-name="T7"><text:s text:c="8"/><text:tab/>}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<text:s/></text:span></text:p>
      <text:p text:style-name="P1"><text:span text:style-name="T7"><text:tab/>post {</text:span></text:p>
      <text:p text:style-name="P1"><text:span text:style-name="T7"><text:s text:c="4"/><text:tab/>always {</text:span></text:p>
      <text:p text:style-name="P1"><text:span text:style-name="T7"><text:s text:c="8"/><text:tab/>emailext attachLog: true,</text:span></text:p>
      <text:p text:style-name="P1"><text:span text:style-name="T7"><text:s text:c="12"/><text:tab/>subject: "'${currentBuild.result}'",</text:span></text:p>
      <text:p text:style-name="P1"><text:span text:style-name="T7"><text:s text:c="12"/><text:tab/>body: "Project: ${env.JOB_NAME}&lt;br/&gt;" +</text:span></text:p>
      <text:p text:style-name="P1"><text:span text:style-name="T7"><text:s text:c="18"/><text:tab/>"Build Number: ${env.BUILD_NUMBER}&lt;br/&gt;" +</text:span></text:p>
      <text:p text:style-name="P1"><text:soft-page-break/><text:span text:style-name="T7"><text:s text:c="18"/><text:tab/>"URL: ${env.BUILD_URL}&lt;br/&gt;",</text:span></text:p>
      <text:p text:style-name="P1"><text:span text:style-name="T7"><text:s text:c="12"/><text:tab/>to: 'rohanpaul2026@gmail.com',</text:span></text:p>
      <text:p text:style-name="P1"><text:span text:style-name="T7"><text:s text:c="12"/><text:tab/>attachmentsPattern: 'trivyfs.txt'</text:span></text:p>
      <text:p text:style-name="P1"><text:span text:style-name="T7"><text:s text:c="4"/><text:tab/>}</text:span></text:p>
      <text:p text:style-name="P1"><text:span text:style-name="T7"><text:tab/>}</text:span></text:p>
      <text:p text:style-name="P1"><text:span text:style-name="T7">}</text:span></text:p>
      <text:p text:style-name="P1"><text:span text:style-name="T15"><text:s/></text:span></text:p>
      <text:p text:style-name="P1"><text:span text:style-name="T15"><text:s/></text:span></text:p>
      <text:p text:style-name="P1"><text:span text:style-name="T15"><text:s/></text:span></text:p>
      <text:p text:style-name="P1"><text:span text:style-name="T15"><text:s/></text:span></text:p>
      <text:p text:style-name="P1"><text:span text:style-name="T15"><text:s/></text:span></text:p>
      <text:p text:style-name="P2"><text:span text:style-name="T13">DockerFile</text:span></text:p>
      <text:p text:style-name="P1"><text:span text:style-name="T16">TASK:8 </text:span></text:p>
      <text:p text:style-name="P1"><text:span text:style-name="T8"># Use Node.js 18 (or your Jenkins-configured version)</text:span></text:p>
      <text:p text:style-name="P1"><text:span text:style-name="T8">FROM node:18</text:span></text:p>
      <text:p text:style-name="P1"><text:span text:style-name="T8"><text:s/></text:span></text:p>
      <text:p text:style-name="P1"><text:span text:style-name="T8"># Set working directory</text:span></text:p>
      <text:p text:style-name="P1"><text:span text:style-name="T8">WORKDIR /app</text:span></text:p>
      <text:p text:style-name="P1"><text:span text:style-name="T8"><text:s/></text:span></text:p>
      <text:p text:style-name="P1"><text:span text:style-name="T8"># Copy package.json and package-lock.json</text:span></text:p>
      <text:p text:style-name="P1"><text:span text:style-name="T8">COPY package.json package-lock.json ./</text:span></text:p>
      <text:p text:style-name="P1"><text:soft-page-break/><text:span text:style-name="T8"><text:s/></text:span></text:p>
      <text:p text:style-name="P1"><text:span text:style-name="T8"># Force install a compatible PostCSS version to fix the issue</text:span></text:p>
      <text:p text:style-name="P1"><text:span text:style-name="T8">RUN npm install postcss@8.4.21 postcss-safe-parser@6.0.0 --legacy-peer-deps</text:span></text:p>
      <text:p text:style-name="P1"><text:span text:style-name="T8"><text:s/></text:span></text:p>
      <text:p text:style-name="P1"><text:span text:style-name="T8"># Install dependencies</text:span></text:p>
      <text:p text:style-name="P1"><text:span text:style-name="T8">RUN npm install</text:span></text:p>
      <text:p text:style-name="P1"><text:span text:style-name="T8"><text:s/></text:span></text:p>
      <text:p text:style-name="P1"><text:span text:style-name="T8"># Copy the entire project</text:span></text:p>
      <text:p text:style-name="P1"><text:span text:style-name="T8">COPY . .</text:span></text:p>
      <text:p text:style-name="P1"><text:span text:style-name="T8"><text:s/></text:span></text:p>
      <text:p text:style-name="P1"><text:span text:style-name="T8"># Expose port 3000</text:span></text:p>
      <text:p text:style-name="P1"><text:span text:style-name="T8">EXPOSE 3000</text:span></text:p>
      <text:p text:style-name="P1"><text:span text:style-name="T8"><text:s/></text:span></text:p>
      <text:p text:style-name="P1"><text:span text:style-name="T8"># Set environment variable to prevent OpenSSL errors</text:span></text:p>
      <text:p text:style-name="P1"><text:span text:style-name="T8">ENV NODE_OPTIONS=--openssl-legacy-provider</text:span></text:p>
      <text:p text:style-name="P1"><text:span text:style-name="T8">ENV PORT=3000</text:span></text:p>
      <text:p text:style-name="P1"><text:span text:style-name="T8"><text:s/></text:span></text:p>
      <text:p text:style-name="P1"><text:span text:style-name="T8"># Start the application</text:span></text:p>
      <text:p text:style-name="P1"><text:span text:style-name="T8">CMD ["npm", "start"]</text:span></text:p>
      <text:p text:style-name="P1"><text:span text:style-name="T8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4" meta:paragraph-count="501" meta:word-count="1134" meta:character-count="11823" meta:non-whitespace-character-count="7233"/>
    <meta:generator>LibreOfficeDev/6.0.5.2$Linux_X86_64 LibreOffice_project/</meta:generator>
  </office:meta>
</office:document-meta>
</file>